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200" officeooo:paragraph-rsid="00086200"/>
    </style:style>
    <style:style style:name="P2" style:family="paragraph" style:parent-style-name="Standard" style:list-style-name="L1">
      <style:text-properties officeooo:rsid="00086200" officeooo:paragraph-rsid="00086200"/>
    </style:style>
    <style:style style:name="P3" style:family="paragraph" style:parent-style-name="Standard" style:list-style-name="L1">
      <style:text-properties officeooo:rsid="00086200" officeooo:paragraph-rsid="0009ceee"/>
    </style:style>
    <style:style style:name="P4" style:family="paragraph" style:parent-style-name="Standard" style:list-style-name="L1">
      <style:text-properties officeooo:rsid="00086200" officeooo:paragraph-rsid="000ad535"/>
    </style:style>
    <style:style style:name="P5" style:family="paragraph" style:parent-style-name="Standard">
      <style:text-properties officeooo:rsid="00086200" officeooo:paragraph-rsid="0009ceee"/>
    </style:style>
    <style:style style:name="P6" style:family="paragraph" style:parent-style-name="Standard" style:list-style-name="L1">
      <style:text-properties officeooo:paragraph-rsid="00086200"/>
    </style:style>
    <style:style style:name="P7" style:family="paragraph" style:parent-style-name="Standard">
      <style:text-properties officeooo:paragraph-rsid="00086200"/>
    </style:style>
    <style:style style:name="T1" style:family="text">
      <style:text-properties officeooo:rsid="0008620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8365637" text:style-name="L1">
        <text:list-item>
          <text:p text:style-name="P6"><text:span text:style-name="T1">Introdução</text:span></text:p>
          <text:list>
            <text:list-item>
              <text:p text:style-name="P6"><text:span text:style-name="T1">Objetivo Geral</text:span></text:p>
              <text:list>
                <text:list-item>
                  <text:p text:style-name="P6">delinear o objetivo da SRS</text:p>
                </text:list-item>
                <text:list-item>
                  <text:p text:style-name="P6">especificar o público alvo da SRS</text:p>
                  <text:list>
                    <text:list-header>
                      <text:p text:style-name="P6"/>
                    </text:list-header>
                  </text:list>
                </text:list-item>
              </text:list>
            </text:list-item>
            <text:list-item>
              <text:p text:style-name="P6">Objetivo Específico (escopo)</text:p>
              <text:list>
                <text:list-item>
                  <text:p text:style-name="P6">identificar o produto do software a ser produzido pelo nome (por exemplo: Geração de Relatório, etc...)</text:p>
                </text:list-item>
                <text:list-item>
                  <text:p text:style-name="P6">explicar o que o produto de software fará e se necessário o que não fará</text:p>
                </text:list-item>
                <text:list-item>
                  <text:p text:style-name="P6">descrever a aplicação do software a ser especificado, incluindo benefícios relevantes, objetivos e metas.</text:p>
                </text:list-item>
                <text:list-item>
                  <text:p text:style-name="P6">Ser consistente com sentenças idênticas nas especificações de alto nível (por exemplo, a especificação de requisitos de sistema), se elas existirem.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  <text:p text:style-name="P7"/>
      <text:list xml:id="list220849183527976" text:continue-numbering="true" text:style-name="L1">
        <text:list-item>
          <text:list>
            <text:list-item>
              <text:p text:style-name="P6">Definições, siglas e abreviações</text:p>
              <text:list>
                <text:list-header>
                  <text:p text:style-name="P6">Esta subseção deve fornecer as definições de todos os termos, siglas e abreviações necessárias para interpretar apropriadamente a SRS. Esta informação deve ser fornecida por referência para uma ou mais apêndices na SRS ou por referência para outros documentos.</text:p>
                  <text:p text:style-name="P6"/>
                </text:list-header>
              </text:list>
            </text:list-item>
            <text:list-item>
              <text:p text:style-name="P6">Referências</text:p>
              <text:list>
                <text:list-header>
                  <text:p text:style-name="P6">Esta subseção deve:</text:p>
                </text:list-header>
                <text:list-item>
                  <text:p text:style-name="P6">fornecer uma lista completa de todos os documentos referenciados na SRS</text:p>
                </text:list-item>
                <text:list-item>
                  <text:p text:style-name="P6">identificar cada documento por título, no do relatório (se aplicável), data e gráfica.</text:p>
                </text:list-item>
                <text:list-item>
                  <text:p text:style-name="P6">Especificar as origens das referências</text:p>
                  <text:p text:style-name="P6">Esta informação pode ser fornecida de preferência por um apêndice ou por outro documento.</text:p>
                  <text:p text:style-name="P6"/>
                </text:list-item>
              </text:list>
            </text:list-item>
            <text:list-item>
              <text:p text:style-name="P6">Visão Geral</text:p>
              <text:list>
                <text:list-header>
                  <text:p text:style-name="P6">Esta subseção deve:</text:p>
                </text:list-header>
                <text:list-item>
                  <text:p text:style-name="P6">descrever o que a base da SRS contém</text:p>
                </text:list-item>
                <text:list-item>
                  <text:p text:style-name="P6">explicar como a SRS está organizada</text:p>
                  <text:p text:style-name="P6"/>
                </text:list-item>
              </text:list>
            </text:list-item>
            <text:list-item>
              <text:p text:style-name="P6">Objetivo Específico (escopo)</text:p>
            </text:list-item>
            <text:list-item>
              <text:p text:style-name="P6"><text:span text:style-name="T1">D</text:span>efinições, siglas e abreviações</text:p>
            </text:list-item>
            <text:list-item>
              <text:p text:style-name="P6">Referências</text:p>
            </text:list-item>
            <text:list-item>
              <text:p text:style-name="P6">Visão Geral</text:p>
            </text:list-item>
          </text:list>
          <text:p text:style-name="P2"/>
        </text:list-item>
        <text:list-item>
          <text:p text:style-name="P2">Descrição Global</text:p>
          <text:list>
            <text:list-item>
              <text:p text:style-name="P2">Aspecto Geral do Produto</text:p>
              <text:list>
                <text:list-item>
                  <text:p text:style-name="P2">interfaces do sistema</text:p>
                </text:list-item>
                <text:list-item>
                  <text:p text:style-name="P2">interfaces do usuário</text:p>
                </text:list-item>
                <text:list-item>
                  <text:p text:style-name="P2">interfaces do hardware</text:p>
                </text:list-item>
                <text:list-item>
                  <text:p text:style-name="P2">interfaces do software</text:p>
                </text:list-item>
                <text:list-item>
                  <text:p text:style-name="P2">interfaces de comunicação</text:p>
                </text:list-item>
                <text:list-item>
                  <text:p text:style-name="P2">limites de memória</text:p>
                </text:list-item>
              </text:list>
              <text:p text:style-name="P2"/>
            </text:list-item>
            <text:list-item>
              <text:p text:style-name="P2">Funções do Produto</text:p>
            </text:list-item>
            <text:list-item>
              <text:p text:style-name="P2">Características do usuário</text:p>
            </text:list-item>
            <text:list-item>
              <text:p text:style-name="P2">Limites</text:p>
            </text:list-item>
            <text:list-item>
              <text:p text:style-name="P3">Suposições e Dependências</text:p>
            </text:list-item>
          </text:list>
        </text:list-item>
      </text:list>
      <text:p text:style-name="P5"><text:soft-page-break/></text:p>
      <text:list xml:id="list220849941707916" text:continue-numbering="true" text:style-name="L1">
        <text:list-item>
          <text:p text:style-name="P4">Requisitos Específicos </text:p>
          <text:p text:style-name="P4">(Veja 5.3.1 – 5.3.8 para explicações de</text:p>
        </text:list-item>
      </text:list>
      <text:p text:style-name="P1"><text:tab/>possíveis requisitos específicos. Veja também anexo A para</text:p>
      <text:p text:style-name="P1"><text:tab/>diferentes organizações desta seção de SRS)</text:p>
      <text:p text:style-name="P1"/>
      <text:p text:style-name="P1">Apêndices</text:p>
      <text:p text:style-name="P1">Índic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1:26:47.971643047</meta:creation-date>
    <meta:generator>LibreOffice/6.3.4.2$Linux_X86_64 LibreOffice_project/30$Build-2</meta:generator>
    <dc:date>2020-01-29T22:08:42.730369704</dc:date>
    <meta:editing-duration>PT41M49S</meta:editing-duration>
    <meta:editing-cycles>13</meta:editing-cycles>
    <meta:document-statistic meta:table-count="0" meta:image-count="0" meta:object-count="0" meta:page-count="2" meta:paragraph-count="45" meta:word-count="296" meta:character-count="1887" meta:non-whitespace-character-count="1631"/>
  </office:meta>
</office:document-meta>
</file>